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dee6ef" draw:fill-gradient-name="Submarine" draw:textarea-horizontal-align="justify" draw:textarea-vertical-align="middle" draw:auto-grow-height="false" fo:min-height="4.714cm" fo:min-width="4.4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gradient" draw:fill-color="#dee6ef" draw:fill-gradient-name="Submarine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="none" draw:fill-color="#ffffff"/>
      <style:text-properties fo:color="#ffffff" loext:opacity="100%"/>
    </style:style>
    <style:style style:name="P4" style:family="paragraph">
      <loext:graphic-properties draw:fill="none" draw:fill-color="#ffffff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64cm" svg:height="4.96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05cm" svg:height="0.962cm" svg:x="1.807cm" svg:y="-0.198cm">
          <draw:text-box>
            <text:p text:style-name="P2"><text:span text:style-name="T1">12</text:span></text:p>
          </draw:text-box>
        </draw:frame>
        <draw:frame draw:style-name="gr2" draw:text-style-name="P4" draw:layer="layout" svg:width="1.205cm" svg:height="0.962cm" svg:x="4.06cm" svg:y="1.889cm">
          <draw:text-box>
            <text:p>03</text:p>
          </draw:text-box>
        </draw:frame>
        <draw:frame draw:style-name="gr2" draw:text-style-name="P3" draw:layer="layout" svg:width="1.205cm" svg:height="0.962cm" svg:x="4.061cm" svg:y="1.889cm">
          <draw:text-box>
            <text:p text:style-name="P2"><text:span text:style-name="T1">03</text:span></text:p>
          </draw:text-box>
        </draw:frame>
        <draw:frame draw:style-name="gr2" draw:text-style-name="P3" draw:layer="layout" svg:width="1.205cm" svg:height="0.962cm" svg:x="1.854cm" svg:y="4.203cm">
          <draw:text-box>
            <text:p text:style-name="P2"><text:span text:style-name="T1">06</text:span></text:p>
          </draw:text-box>
        </draw:frame>
        <draw:frame draw:style-name="gr2" draw:text-style-name="P3" draw:layer="layout" svg:width="1.205cm" svg:height="0.962cm" svg:x="-0.215cm" svg:y="1.889cm">
          <draw:text-box>
            <text:p text:style-name="P2"><text:span text:style-name="T1">0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een_20_Grass" draw:display-name="Green Grass" draw:style="linear" draw:start-color="#ffff00" draw:end-color="#81d41a" draw:start-intensity="100%" draw:end-intensity="100%" draw:angle="30deg" draw:border="0%"/>
    <draw:gradient draw:name="Mahogany" draw:style="square" draw:cx="50%" draw:cy="50%" draw:start-color="#000000" draw:end-color="#8d281e" draw:start-intensity="100%" draw:end-intensity="100%" draw:angle="45deg" draw:border="0%"/>
    <draw:gradient draw:name="Midnight" draw:style="linear" draw:start-color="#000000" draw:end-color="#2a6099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gradient draw:name="Submarine" draw:style="linear" draw:start-color="#dde8cb" draw:end-color="#b4c7dc" draw:start-intensity="100%" draw:end-intensity="100%" draw:angle="0deg" draw:border="0%"/>
    <draw:gradient draw:name="Sunshine" draw:style="radial" draw:cx="66%" draw:cy="33%" draw:start-color="#ffbf00" draw:end-color="#ffff00" draw:start-intensity="100%" draw:end-intensity="100%" draw:border="3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02cm" fo:margin-bottom="0.202cm" fo:margin-left="0.202cm" fo:margin-right="0.202cm" fo:page-width="4.965cm" fo:page-height="4.9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24T18:56:23.064321011</dc:date>
    <dc:creator>Krishna Nallani C</dc:creator>
    <meta:editing-duration>PT10M3S</meta:editing-duration>
    <meta:editing-cycles>2</meta:editing-cycles>
    <meta:generator>LibreOffice/7.1.4.2$Linux_X86_64 LibreOffice_project/a529a4fab45b75fefc5b6226684193eb000654f6</meta:generator>
    <meta:document-statistic meta:object-count="6"/>
  </office:meta>
</office:document-meta>
</file>